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7.60068512" calcext:value-type="float">
            <text:p>47,60068512</text:p>
          </table:table-cell>
          <table:table-cell office:value-type="float" office:value="6.345254691E-027" calcext:value-type="float">
            <text:p>6,35E-027</text:p>
          </table:table-cell>
          <table:table-cell office:value-type="float" office:value="4.099506378" calcext:value-type="float">
            <text:p>4,099506378</text:p>
          </table:table-cell>
          <table:table-cell table:style-name="ce2" table:formula="of:=([.E3]-[.E2])/[.E2]" office:value-type="float" office:value="0.00279120498517005" calcext:value-type="float">
            <text:p>0,0027912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602" calcext:value-type="float">
            <text:p>71602</text:p>
          </table:table-cell>
          <table:table-cell office:value-type="float" office:value="52.73849487" calcext:value-type="float">
            <text:p>52,73849487</text:p>
          </table:table-cell>
          <table:table-cell office:value-type="float" office:value="3.59041178E-021" calcext:value-type="float">
            <text:p>3,59E-021</text:p>
          </table:table-cell>
          <table:table-cell office:value-type="float" office:value="2.919024944" calcext:value-type="float">
            <text:p>2,91902494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1602" calcext:value-type="float">
            <text:p>71602</text:p>
          </table:table-cell>
          <table:table-cell office:value-type="float" office:value="51.1784668" calcext:value-type="float">
            <text:p>51,1784668</text:p>
          </table:table-cell>
          <table:table-cell office:value-type="float" office:value="7.96785663E-022" calcext:value-type="float">
            <text:p>7,97E-022</text:p>
          </table:table-cell>
          <table:table-cell office:value-type="float" office:value="2.921006441" calcext:value-type="float">
            <text:p>2,921006441</text:p>
          </table:table-cell>
          <table:table-cell table:formula="of:=([.E5]-[.E4])/[.E4]" office:value-type="float" office:value="0.000678821537333206" calcext:value-type="float">
            <text:p>0,00067882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801" calcext:value-type="float">
            <text:p>72801</text:p>
          </table:table-cell>
          <table:table-cell office:value-type="float" office:value="52.0385704" calcext:value-type="float">
            <text:p>52,0385704</text:p>
          </table:table-cell>
          <table:table-cell office:value-type="float" office:value="2.89519625E-018" calcext:value-type="float">
            <text:p>2,90E-018</text:p>
          </table:table-cell>
          <table:table-cell office:value-type="float" office:value="2.361783743" calcext:value-type="float">
            <text:p>2,36178374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2801" calcext:value-type="float">
            <text:p>72801</text:p>
          </table:table-cell>
          <table:table-cell office:value-type="float" office:value="51.4363327" calcext:value-type="float">
            <text:p>51,4363327</text:p>
          </table:table-cell>
          <table:table-cell office:value-type="float" office:value="8.608189875E-018" calcext:value-type="float">
            <text:p>8,61E-018</text:p>
          </table:table-cell>
          <table:table-cell office:value-type="float" office:value="2.36377573" calcext:value-type="float">
            <text:p>2,36377573</text:p>
          </table:table-cell>
          <table:table-cell table:style-name="ce3" table:formula="of:=([.E7]-[.E6])/[.E6]" office:value-type="float" office:value="0.000843424808009531" calcext:value-type="float">
            <text:p>0,000843424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385" calcext:value-type="float">
            <text:p>73385</text:p>
          </table:table-cell>
          <table:table-cell office:value-type="float" office:value="51.61771393" calcext:value-type="float">
            <text:p>51,61771393</text:p>
          </table:table-cell>
          <table:table-cell office:value-type="float" office:value="2.037985491E-016" calcext:value-type="float">
            <text:p>2,04E-016</text:p>
          </table:table-cell>
          <table:table-cell office:value-type="float" office:value="2.018292189" calcext:value-type="float">
            <text:p>2,01829218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385" calcext:value-type="float">
            <text:p>73385</text:p>
          </table:table-cell>
          <table:table-cell office:value-type="float" office:value="51.45970154" calcext:value-type="float">
            <text:p>51,45970154</text:p>
          </table:table-cell>
          <table:table-cell office:value-type="float" office:value="1.627747662E-015" calcext:value-type="float">
            <text:p>1,63E-015</text:p>
          </table:table-cell>
          <table:table-cell office:value-type="float" office:value="2.019089222" calcext:value-type="float">
            <text:p>2,019089222</text:p>
          </table:table-cell>
          <table:table-cell table:style-name="ce3" table:formula="of:=([.E9]-[.E8])/[.E8]" office:value-type="float" office:value="0.000394904664618906" calcext:value-type="float">
            <text:p>0,00039490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850" calcext:value-type="float">
            <text:p>73850</text:p>
          </table:table-cell>
          <table:table-cell office:value-type="float" office:value="51.53482437" calcext:value-type="float">
            <text:p>51,53482437</text:p>
          </table:table-cell>
          <table:table-cell office:value-type="float" office:value="0.0000000000001313965077" calcext:value-type="float">
            <text:p>1,31E-013</text:p>
          </table:table-cell>
          <table:table-cell office:value-type="float" office:value="1.780731559" calcext:value-type="float">
            <text:p>1,78073155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3850" calcext:value-type="float">
            <text:p>73850</text:p>
          </table:table-cell>
          <table:table-cell office:value-type="float" office:value="51.89623642" calcext:value-type="float">
            <text:p>51,89623642</text:p>
          </table:table-cell>
          <table:table-cell office:value-type="float" office:value="0.00000000000005329941268" calcext:value-type="float">
            <text:p>5,33E-014</text:p>
          </table:table-cell>
          <table:table-cell office:value-type="float" office:value="1.780967593" calcext:value-type="float">
            <text:p>1,780967593</text:p>
          </table:table-cell>
          <table:table-cell table:style-name="ce3" table:formula="of:=([.E11]-[.E10])/[.E10]" office:value-type="float" office:value="0.000132548894754706" calcext:value-type="float">
            <text:p>0,000132548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241" calcext:value-type="float">
            <text:p>74241</text:p>
          </table:table-cell>
          <table:table-cell office:value-type="float" office:value="51.93894577" calcext:value-type="float">
            <text:p>51,93894577</text:p>
          </table:table-cell>
          <table:table-cell office:value-type="float" office:value="0.0000000000002858549985" calcext:value-type="float">
            <text:p>2,86E-013</text:p>
          </table:table-cell>
          <table:table-cell office:value-type="float" office:value="1.601593137" calcext:value-type="float">
            <text:p>1,601593137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241" calcext:value-type="float">
            <text:p>74241</text:p>
          </table:table-cell>
          <table:table-cell office:value-type="float" office:value="52.11472702" calcext:value-type="float">
            <text:p>52,11472702</text:p>
          </table:table-cell>
          <table:table-cell office:value-type="float" office:value="0.000000000001944274386" calcext:value-type="float">
            <text:p>1,94E-012</text:p>
          </table:table-cell>
          <table:table-cell office:value-type="float" office:value="1.601744771" calcext:value-type="float">
            <text:p>1,601744771</text:p>
          </table:table-cell>
          <table:table-cell table:formula="of:=([.E13]-[.E12])/[.E12]" office:value-type="float" office:value="0.0000946769791258446" calcext:value-type="float">
            <text:p>0,00009467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746" calcext:value-type="float">
            <text:p>74746</text:p>
          </table:table-cell>
          <table:table-cell office:value-type="float" office:value="52.1400528" calcext:value-type="float">
            <text:p>52,1400528</text:p>
          </table:table-cell>
          <table:table-cell office:value-type="float" office:value="0.00000000001174327649" calcext:value-type="float">
            <text:p>1,17E-011</text:p>
          </table:table-cell>
          <table:table-cell office:value-type="float" office:value="1.461181402" calcext:value-type="float">
            <text:p>1,46118140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746" calcext:value-type="float">
            <text:p>74746</text:p>
          </table:table-cell>
          <table:table-cell office:value-type="float" office:value="52.24608994" calcext:value-type="float">
            <text:p>52,24608994</text:p>
          </table:table-cell>
          <table:table-cell office:value-type="float" office:value="0.00000000004422098798" calcext:value-type="float">
            <text:p>4,42E-011</text:p>
          </table:table-cell>
          <table:table-cell office:value-type="float" office:value="1.460725307" calcext:value-type="float">
            <text:p>1,460725307</text:p>
          </table:table-cell>
          <table:table-cell table:formula="of:=([.E15]-[.E14])/[.E14]" office:value-type="float" office:value="-0.000312141257324789" calcext:value-type="float">
            <text:p>-0,00031214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167" calcext:value-type="float">
            <text:p>75167</text:p>
          </table:table-cell>
          <table:table-cell office:value-type="float" office:value="52.26201248" calcext:value-type="float">
            <text:p>52,26201248</text:p>
          </table:table-cell>
          <table:table-cell office:value-type="float" office:value="0.0000000001089521737" calcext:value-type="float">
            <text:p>1,09E-010</text:p>
          </table:table-cell>
          <table:table-cell office:value-type="float" office:value="1.346200943" calcext:value-type="float">
            <text:p>1,34620094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5167" calcext:value-type="float">
            <text:p>75167</text:p>
          </table:table-cell>
          <table:table-cell office:value-type="float" office:value="52.33281708" calcext:value-type="float">
            <text:p>52,33281708</text:p>
          </table:table-cell>
          <table:table-cell office:value-type="float" office:value="0.00000000009475649432" calcext:value-type="float">
            <text:p>9,48E-011</text:p>
          </table:table-cell>
          <table:table-cell office:value-type="float" office:value="1.345829725" calcext:value-type="float">
            <text:p>1,345829725</text:p>
          </table:table-cell>
          <table:table-cell table:formula="of:=([.E17]-[.E16])/[.E16]" office:value-type="float" office:value="-0.000275752295324273" calcext:value-type="float">
            <text:p>-0,000275752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737" calcext:value-type="float">
            <text:p>75737</text:p>
          </table:table-cell>
          <table:table-cell office:value-type="float" office:value="52.34340286" calcext:value-type="float">
            <text:p>52,34340286</text:p>
          </table:table-cell>
          <table:table-cell office:value-type="float" office:value="0.0000000004344465343" calcext:value-type="float">
            <text:p>4,34E-010</text:p>
          </table:table-cell>
          <table:table-cell office:value-type="float" office:value="1.249691606" calcext:value-type="float">
            <text:p>1,249691606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737" calcext:value-type="float">
            <text:p>75737</text:p>
          </table:table-cell>
          <table:table-cell office:value-type="float" office:value="52.40996933" calcext:value-type="float">
            <text:p>52,40996933</text:p>
          </table:table-cell>
          <table:table-cell office:value-type="float" office:value="0.0000000002582753178" calcext:value-type="float">
            <text:p>2,58E-010</text:p>
          </table:table-cell>
          <table:table-cell office:value-type="float" office:value="1.248929143" calcext:value-type="float">
            <text:p>1,248929143</text:p>
          </table:table-cell>
          <table:table-cell table:style-name="ce3" table:formula="of:=([.E19]-[.E18])/[.E18]" office:value-type="float" office:value="-0.000610120926106346" calcext:value-type="float">
            <text:p>-0,00061012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503" calcext:value-type="float">
            <text:p>76503</text:p>
          </table:table-cell>
          <table:table-cell office:value-type="float" office:value="52.41716766" calcext:value-type="float">
            <text:p>52,41716766</text:p>
          </table:table-cell>
          <table:table-cell office:value-type="float" office:value="0.0000000005559086524" calcext:value-type="float">
            <text:p>5,56E-010</text:p>
          </table:table-cell>
          <table:table-cell office:value-type="float" office:value="1.166247845" calcext:value-type="float">
            <text:p>1,16624784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503" calcext:value-type="float">
            <text:p>76503</text:p>
          </table:table-cell>
          <table:table-cell office:value-type="float" office:value="52.61120605" calcext:value-type="float">
            <text:p>52,61120605</text:p>
          </table:table-cell>
          <table:table-cell office:value-type="float" office:value="0.000000001936501848" calcext:value-type="float">
            <text:p>1,94E-009</text:p>
          </table:table-cell>
          <table:table-cell office:value-type="float" office:value="1.165761232" calcext:value-type="float">
            <text:p>1,165761232</text:p>
          </table:table-cell>
          <table:table-cell table:style-name="ce3" table:formula="of:=([.E21]-[.E20])/[.E20]" office:value-type="float" office:value="-0.000417246644515841" calcext:value-type="float">
            <text:p>-0,000417246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536" calcext:value-type="float">
            <text:p>77536</text:p>
          </table:table-cell>
          <table:table-cell office:value-type="float" office:value="52.58483124" calcext:value-type="float">
            <text:p>52,58483124</text:p>
          </table:table-cell>
          <table:table-cell office:value-type="float" office:value="0.000000003175722352" calcext:value-type="float">
            <text:p>3,18E-009</text:p>
          </table:table-cell>
          <table:table-cell office:value-type="float" office:value="1.094498158" calcext:value-type="float">
            <text:p>1,09449815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332032074574099" calcext:value-type="float">
            <text:p>0,0003320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4:03.021871132</dc:date>
    <meta:document-statistic meta:table-count="1" meta:cell-count="121" meta:object-count="0"/>
    <meta:generator>LibreOffice/4.1.5.3$Linux_X86_64 LibreOffice_project/410m0$Build-3</meta:generator>
  </office:meta>
</office:document-meta>
</file>